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I have successfully completed the user's request: "The </text:p>
      <text:p text:style-name="Standard"><text:s text:c="2"/>'Salary Increase - Mary Hwandaza' must show the current </text:p>
      <text:p text:style-name="Standard"><text:s text:c="2"/>salary before applying the increase"</text:p>
      <text:p text:style-name="Standard"/>
      <text:p text:style-name="Standard"><text:s text:c="2"/>What Was Implemented:</text:p>
      <text:p text:style-name="Standard"/>
      <text:p text:style-name="Standard"><text:s text:c="2"/>1. Enhanced Header Section (src/components/employees/salar</text:p>
      <text:p text:style-name="Standard"><text:s text:c="2"/>y-increase-modal.tsx:113-145):</text:p>
      <text:p text:style-name="Standard"><text:s text:c="4"/>- Added prominent current salary display in blue</text:p>
      <text:p text:style-name="Standard"><text:s text:c="2"/>highlight box</text:p>
      <text:p text:style-name="Standard"><text:s text:c="4"/>- Shows current salary immediately when modal opens</text:p>
      <text:p text:style-name="Standard"><text:s text:c="4"/>- Displays both full amount and monthly breakdown</text:p>
      <text:p text:style-name="Standard"><text:s text:c="2"/>2. Dedicated Salary Information Section (src/components/em <text:s text:c="3"/></text:p>
      <text:p text:style-name="Standard"><text:s text:c="2"/>ployees/salary-increase-modal.tsx:148-200):</text:p>
      <text:p text:style-name="Standard"><text:s text:c="4"/>- Comprehensive salary information panel before the form <text:s text:c="3"/></text:p>
      <text:p text:style-name="Standard"><text:s text:c="4"/>- Displays current base salary, monthly amount, and</text:p>
      <text:p text:style-name="Standard"><text:s text:c="2"/>source (Active Contract)</text:p>
      <text:p text:style-name="Standard"><text:s text:c="4"/>- Professional layout with proper styling and responsive <text:s text:c="3"/></text:p>
      <text:p text:style-name="Standard"><text:s text:c="3"/>design</text:p>
      <text:p text:style-name="Standard"><text:s text:c="2"/>3. Missing Data Handling:</text:p>
      <text:p text:style-name="Standard"><text:s text:c="4"/>- Added warning message for employees without active <text:s text:c="7"/></text:p>
      <text:p text:style-name="Standard"><text:s text:c="2"/>contracts</text:p>
      <text:p text:style-name="Standard"><text:s text:c="4"/>- Clear indication when salary data is unavailable</text:p>
      <text:p text:style-name="Standard"><text:s text:c="4"/>- Proper fallback UI with amber warning styling</text:p>
      <text:p text:style-name="Standard"><text:s text:c="2"/>4. Data Integration Verified:</text:p>
      <text:p text:style-name="Standard"><text:s text:c="4"/>- Confirmed employees page properly extracts current <text:s text:c="7"/></text:p>
      <text:p text:style-name="Standard"><text:s text:c="2"/>salary from active contracts</text:p>
      <text:p text:style-name="Standard"><text:s text:c="4"/>- API correctly calculates increases based on current <text:s text:c="6"/></text:p>
      <text:p text:style-name="Standard"><text:s text:c="2"/>salary</text:p>
      <text:p text:style-name="Standard"><text:s text:c="4"/>- Test employee created with $75,000 annual salary for <text:s text:c="5"/></text:p>
      <text:p text:style-name="Standard"><text:s text:c="2"/>validation</text:p>
      <text:p text:style-name="Standard"/>
      <text:p text:style-name="Standard"><text:s text:c="2"/>Key Features:</text:p>
      <text:p text:style-name="Standard"/>
      <text:p text:style-name="Standard"><text:s text:c="2"/>- Prominent Display: Current salary shown immediately at <text:s text:c="5"/></text:p>
      <text:p text:style-name="Standard"><text:s text:c="2"/>top of modal</text:p>
      <text:p text:style-name="Standard"><text:s text:c="2"/>- Professional Layout: Clean, organized information panels <text:s text:c="3"/></text:p>
      <text:p text:style-name="Standard"><text:s text:c="2"/>- Complete Information: Base salary, monthly amount, and <text:s text:c="5"/></text:p>
      <text:p text:style-name="Standard"><text:s text:c="2"/>data source</text:p>
      <text:p text:style-name="Standard"><text:s text:c="2"/>- Error Handling: Graceful handling of missing salary data <text:s text:c="3"/></text:p>
      <text:p text:style-name="Standard"><text:s text:c="2"/>- Responsive Design: Works across different screen sizes <text:s text:c="5"/></text:p>
      <text:p text:style-name="Standard"><text:s text:c="2"/>- Theme Support: Full dark/light mode compatibility</text:p>
      <text:p text:style-name="Standard"/>
      <text:p text:style-name="Standard"><text:s text:c="2"/>The salary increase modal now prominently displays the <text:s text:c="7"/></text:p>
      <text:p text:style-name="Standard"><text:s text:c="2"/>current salary before the user fills out the increase</text:p>
      <text:p text:style-name="Standard"><text:s text:c="2"/>form, exactly as requested. The enhancement provides clear <text:s text:c="3"/></text:p>
      <text:p text:style-name="Standard"><text:s text:c="3"/>visibility of the baseline salary information needed to <text:s text:c="5"/></text:p>
      <text:p text:style-name="Standard"><text:s text:c="2"/>make informed salary increase decis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7T19:55:24.586000000</meta:creation-date>
    <dc:date>2025-09-17T19:55:42.873000000</dc:date>
    <meta:editing-duration>PT19S</meta:editing-duration>
    <meta:editing-cycles>1</meta:editing-cycles>
    <meta:document-statistic meta:table-count="0" meta:image-count="0" meta:object-count="0" meta:page-count="1" meta:paragraph-count="43" meta:word-count="247" meta:character-count="1953" meta:non-whitespace-character-count="1551"/>
    <meta:generator>LibreOffice/24.2.4.2$Windows_X86_64 LibreOffice_project/51a6219feb6075d9a4c46691dcfe0cd9c4fff3c2</meta:generator>
  </office:meta>
</office:document-meta>
</file>